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wareCacheDecorator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get( Object key , @ Nullable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getTar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wareCacheDecorator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after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putIfAbsen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get( Object key , Callable &lt; T &gt; valu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acheDecorator.TransactionAwareCacheDecorator( Cache targe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wareCacheDecorator.put( final Object key , @ Nullable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AwareCacheDecorator.evict(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